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itle">
      <style:text-properties officeooo:rsid="0000652f" officeooo:paragraph-rsid="0000652f"/>
    </style:style>
    <style:style style:name="P2" style:family="paragraph" style:parent-style-name="Subtitle">
      <style:text-properties officeooo:rsid="0000652f" officeooo:paragraph-rsid="0000652f"/>
    </style:style>
    <style:style style:name="P3" style:family="paragraph" style:parent-style-name="Text_20_body">
      <style:paragraph-properties fo:text-align="center" style:justify-single-word="false"/>
      <style:text-properties style:font-name="Liberation Sans" fo:font-weight="bold" officeooo:rsid="00041209" officeooo:paragraph-rsid="00041209" style:font-weight-asian="bold" style:font-weight-complex="bold"/>
    </style:style>
    <style:style style:name="P4" style:family="paragraph">
      <loext:graphic-properties draw:fill="solid" draw:fill-color="#ffe99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6" style:family="paragraph" style:parent-style-name="Text_20_body">
      <style:text-properties style:font-name="Liberation Sans" officeooo:rsid="0002159f" officeooo:paragraph-rsid="0002159f"/>
    </style:style>
    <style:style style:name="P7" style:family="paragraph" style:parent-style-name="Text_20_body">
      <style:text-properties style:font-name="Liberation Sans" officeooo:rsid="0003f419" officeooo:paragraph-rsid="00041209"/>
    </style:style>
    <style:style style:name="P8" style:family="paragraph" style:parent-style-name="Text_20_body">
      <style:text-properties style:font-name="Liberation Sans" fo:font-style="normal" officeooo:rsid="0004c0f3" officeooo:paragraph-rsid="0004c0f3" style:font-style-asian="normal" style:font-style-complex="normal"/>
    </style:style>
    <style:style style:name="P9" style:family="paragraph" style:parent-style-name="Text_20_body">
      <style:text-properties style:font-name="Liberation Sans" fo:font-style="normal" officeooo:rsid="00073419" officeooo:paragraph-rsid="00073419" style:font-style-asian="normal" style:font-style-complex="normal"/>
    </style:style>
    <style:style style:name="T1" style:family="text">
      <style:text-properties officeooo:rsid="0003f419"/>
    </style:style>
    <style:style style:name="T2" style:family="text">
      <style:text-properties officeooo:rsid="0003b102"/>
    </style:style>
    <style:style style:name="T3" style:family="text">
      <style:text-properties officeooo:rsid="00041209"/>
    </style:style>
    <style:style style:name="T4" style:family="text">
      <style:text-properties officeooo:rsid="0004c0f3"/>
    </style:style>
    <style:style style:name="T5" style:family="text">
      <style:text-properties fo:font-style="italic" officeooo:rsid="00041209" style:font-style-asian="italic" style:font-style-complex="italic"/>
    </style:style>
    <style:style style:name="T6" style:family="text">
      <style:text-properties fo:font-style="normal" officeooo:rsid="00041209" style:font-style-asian="normal" style:font-style-complex="normal"/>
    </style:style>
    <style:style style:name="T7" style:family="text">
      <style:text-properties officeooo:rsid="0009ac8b"/>
    </style:style>
    <style:style style:name="T8" style:family="text">
      <style:text-properties officeooo:rsid="0005b7d7"/>
    </style:style>
    <style:style style:name="T9" style:family="text">
      <style:text-properties officeooo:rsid="0007d266"/>
    </style:style>
    <style:style style:name="gr1" style:family="graphic">
      <style:graphic-properties draw:stroke="solid" svg:stroke-width="0.018cm" svg:stroke-color="#e8a202" draw:marker-start="" draw:marker-start-width="0.228cm" draw:marker-start-center="false" draw:marker-end="" draw:marker-end-width="0.228cm" draw:marker-end-center="false" draw:fill="solid" draw:fill-color="#ffe994" draw:textarea-horizontal-align="justify" draw:textarea-vertical-align="middle" draw:auto-grow-height="false" fo:min-height="0cm" fo:min-width="0cm" fo:padding-top="0.134cm" fo:padding-bottom="0.134cm" fo:padding-left="0.259cm" fo:padding-right="0.259cm" fo:wrap-option="wrap" draw:shadow="hidden" draw:shadow-offset-x="0.199cm" draw:shadow-offset-y="0.199cm" draw:shadow-color="#8080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8cm" svg:stroke-color="#e8a202" draw:marker-start="" draw:marker-start-width="0.228cm" draw:marker-start-center="false" draw:marker-end="" draw:marker-end-width="0.228cm" draw:marker-end-center="false" draw:fill="solid" draw:fill-color="#ffe994" draw:textarea-horizontal-align="justify" draw:textarea-vertical-align="middle" draw:auto-grow-height="false" fo:min-height="0cm" fo:min-width="0cm" fo:padding-top="0.134cm" fo:padding-bottom="0.134cm" fo:padding-left="0.259cm" fo:padding-right="0.259cm" fo:wrap-option="wrap" draw:shadow="hidden" draw:shadow-offset-x="0.199cm" draw:shadow-offset-y="0.199cm" draw:shadow-color="#808080" loext:decorative="false" style:run-through="foreground"/>
    </style:style>
    <style:style style:name="gr4" style:family="graphic">
      <style:graphic-properties draw:stroke="none" svg:stroke-width="0cm" svg:stroke-color="#e8a202" draw:marker-start="" draw:marker-start-width="0.228cm" draw:marker-start-center="false" draw:marker-end="" draw:marker-end-width="0.228cm" draw:marker-end-center="false" draw:fill="solid" draw:fill-color="#ffffff" draw:textarea-horizontal-align="center" draw:textarea-vertical-align="middle" draw:auto-grow-height="false" fo:min-height="0cm" fo:min-width="0cm" fo:padding-top="0.134cm" fo:padding-bottom="0.134cm" fo:padding-left="0.259cm" fo:padding-right="0.259cm" fo:wrap-option="wrap" draw:shadow="hidden" draw:shadow-offset-x="0.199cm" draw:shadow-offset-y="0.199cm" draw:shadow-color="#808080" loext:decorative="fals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Mint: CAP Technologies Linux tests</text:p>
      <text:p text:style-name="P2">One of the most well-known Linux distros put to the test – is it really that good?</text:p>
      <text:p text:style-name="P3"><draw:custom-shape text:anchor-type="paragraph" draw:z-index="0" draw:name="star-1" draw:style-name="gr1" draw:text-style-name="P4" svg:width="0.502cm" svg:height="0.502cm" svg:x="0.014cm" svg:y="0.021cm"><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custom-shape text:anchor-type="paragraph" draw:z-index="1" draw:name="star- 1" draw:style-name="gr1" draw:text-style-name="P4" svg:width="0.502cm" svg:height="0.502cm" svg:x="0.681cm" svg:y="0.021cm"><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custom-shape text:anchor-type="paragraph" draw:z-index="2" draw:name="star- 2" draw:style-name="gr1" draw:text-style-name="P4" svg:width="0.502cm" svg:height="0.502cm" svg:x="1.348cm" svg:y="0.021cm"><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custom-shape text:anchor-type="paragraph" draw:z-index="3" draw:name="star- 3" draw:style-name="gr1" draw:text-style-name="P4" svg:width="0.502cm" svg:height="0.502cm" svg:x="2.014cm" svg:y="0.021cm"><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g text:anchor-type="paragraph" draw:z-index="4" draw:name="star-2" draw:style-name="gr2"><draw:custom-shape draw:name="star-1_ 1" draw:style-name="gr3" draw:text-style-name="P4" svg:width="0.502cm" svg:height="0.502cm" svg:x="2.729cm" svg:y="0.021cm"><text:p/><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draw:custom-shape><draw:polygon draw:style-name="gr4" draw:text-style-name="P5" svg:width="0.223cm" svg:height="0.443cm" svg:x="2.979cm" svg:y="0.054cm" svg:viewBox="0 0 224 444" draw:points="0,0 51,168 224,167 86,274 135,444 2,342"><text:p/></draw:polygon></draw:g>Cinnamon – X11</text:p>
      <text:p text:style-name="P6">This is one of the most well-known Linux distros, and with good reason. <text:span text:style-name="T1">I</text:span> really enjoyed using it, and so do thousands of other people, which is probably why. The fact is, if you want something easy to use, familiar, and secure, Linux Mint is a very good choice. <text:span text:style-name="T1">T</text:span><text:span text:style-name="T2">his is often known </text:span><text:span text:style-name="T1">to be the perfect Windows switch, and you can really see why. It has the taskbar, the menu, the icons on the right – everything!</text:span></text:p>
      <text:p text:style-name="P7"><text:span text:style-name="T3">Actually starting to use it, however, is more interesting</text:span>. As it boots straight into a live image, no configuration is necessary, which makes it really easy to test. (I had to disable secure boot before it would work. Not recommended!) <text:span text:style-name="T3">The only thing on the desktop was a link to install Linux Mint. </text:span><text:span text:style-name="T4">If you want any sort of configuration, you need to go into settings, otherwise it stays with the default look (as in, there’s no dialogue box asking you what your name is or anything).</text:span></text:p>
      <text:p text:style-name="P7">The initial look was, to be totally honest, kind of bleak. The desktop image was rather dark, and although underneath that slightly darker system is a really nice OS, the initial impression wasn’t as good as I would’ve thought. That changed real quick! <text:span text:style-name="T3">After I changed the default background and put the </text:span><text:span text:style-name="T5">entire system </text:span><text:span text:style-name="T6">in dark mode, I enjoyed using this a lot more.</text:span></text:p>
      <text:p text:style-name="P8">Like I said before, anyone switching from Windows 10 is in for a treat, because it looks very much the same. There’s the “start menu”, which <text:span text:style-name="T7">h</text:span>as icons on the very left (like on Windows 10), a search bar (in a different spot, but still like Windows 10) and apps that are categorised by categories (not like Windows 10, but very similar!). Then you have the pinned apps (which can be moved around) and on the far right, all the system icons and a button for minimising all your apps. So that’s why I say, it’s really similar.</text:p>
      <text:p text:style-name="P8">On the inside a little more, you have all the preinstalled apps (these will differ depending on the version you install). These include LibreOffice, Firefox, Calendar, Thunderbird, and a few others. There’s also Hypnotix, which is free, WiFi-based TV. This is cool, but not essential. If you need more apps, there’s <text:span text:style-name="T8">the software manager, which is a nice-looking, well-designed app store. It includes reviews, descriptions, screenshots, and the like.</text:span></text:p>
      <text:p text:style-name="P9">Personally, I really like Mint. It was very well designed (I liked all the little noises it plays when logging in, shutting down, ejecting media, etc… it’s like on Windows, but better!) and little things like that just make it fun and pleasant to use. If you’re a Windows 10 escapee, this is for you. Even if you aren’t, I would still highly recommend this for you. <text:span text:style-name="T9">The podcast will be here too, and we’ll be testing more, so keep an eye ou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ans" fo:font-size="10pt" officeooo:rsid="00073419" officeooo:paragraph-rsid="000734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pyright © 2026 CAP Technologies All rights reserv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9T12:33:59.166237054</meta:creation-date>
    <dc:date>2026-01-19T14:30:40.225538548</dc:date>
    <meta:editing-duration>PT32M34S</meta:editing-duration>
    <meta:editing-cycles>8</meta:editing-cycles>
    <meta:generator>LibreOffice/25.2.3.2$Linux_AARCH64 LibreOffice_project/520$Build-2</meta:generator>
    <meta:document-statistic meta:table-count="0" meta:image-count="0" meta:object-count="0" meta:page-count="1" meta:paragraph-count="10" meta:word-count="510" meta:character-count="2863" meta:non-whitespace-character-count="2360"/>
  </office:meta>
</office:document-meta>
</file>